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d89" officeooo:paragraph-rsid="000fcd89"/>
    </style:style>
    <style:style style:name="P2" style:family="paragraph" style:parent-style-name="Standard">
      <style:text-properties fo:font-variant="normal" fo:text-transform="none" style:use-window-font-color="true" style:font-name="Liberation Serif" fo:font-size="12pt" fo:letter-spacing="normal" fo:font-style="normal" fo:font-weight="normal" officeooo:rsid="000fcd89" officeooo:paragraph-rsid="000fcd89"/>
    </style:style>
    <style:style style:name="P3" style:family="paragraph" style:parent-style-name="Standard">
      <style:text-properties officeooo:rsid="0016502e" officeooo:paragraph-rsid="0016502e"/>
    </style:style>
    <style:style style:name="P4" style:family="paragraph" style:parent-style-name="Standard">
      <style:text-properties fo:font-variant="normal" fo:text-transform="none" style:use-window-font-color="true" style:font-name="Liberation Serif" fo:font-size="12pt" fo:letter-spacing="normal" fo:font-style="normal" fo:font-weight="normal" officeooo:rsid="0016b913" officeooo:paragraph-rsid="0016b913"/>
    </style:style>
    <style:style style:name="T1" style:family="text">
      <style:text-properties officeooo:rsid="0016502e"/>
    </style:style>
    <style:style style:name="T2" style:family="text">
      <style:text-properties fo:font-style="italic" style:font-style-asian="italic" style:font-style-complex="italic"/>
    </style:style>
    <style:style style:name="T3" style:family="text">
      <style:text-properties style:font-style-asian="normal" style:font-style-complex="normal"/>
    </style:style>
    <style:style style:name="T4" style:family="text">
      <style:text-properties officeooo:rsid="00176c1c" style:font-style-asian="normal" style:font-style-complex="normal"/>
    </style:style>
    <style:style style:name="T5" style:family="text">
      <style:text-properties officeooo:rsid="001941fd" style:font-style-asian="normal" style:font-style-complex="normal"/>
    </style:style>
    <style:style style:name="T6" style:family="text">
      <style:text-properties officeooo:rsid="00194f8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Reading <text:span text:style-name="T1">5</text:span></text:p>
      <text:p text:style-name="P3">Bridging</text:p>
      <text:p text:style-name="P1"/>
      <text:p text:style-name="P2">Write a 200-word (max) summary of the article.</text:p>
      <text:p text:style-name="P2"/>
      <text:p text:style-name="P4">In the <text:span text:style-name="T2">Bridging</text:span><text:span text:style-name="T3"> compilation, the author describes the reflection and adjustment process by educators in terms of evaluating where students are, where they need to be, and what can be done to get them there. </text:span><text:span text:style-name="T4">It is highlighted that to create the best learning environment for the students, the educator must establish a “Goldilocks Zone” in which there is sufficient balance between the challenge and the support to generate motivation. </text:span><text:span text:style-name="T5">In addition to this, the compilation offers some strategies for evaluating <text:s/>where students are in their learning process, from using clicker questions, homework, or asking students to write notes describing concepts they are struggling with. </text:span><text:span text:style-name="T6">However, upon identification of areas in need of support, the compilation highlights that multiple “bridges” may need to be developed to aid in the adjusting of students’ mental mode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10:31:12.871532581</meta:creation-date>
    <dc:date>2016-10-04T14:33:48.042545726</dc:date>
    <meta:editing-duration>P2DT3H8M59S</meta:editing-duration>
    <meta:editing-cycles>10</meta:editing-cycles>
    <meta:generator>LibreOffice/5.1.4.2$Linux_X86_64 LibreOffice_project/10m0$Build-2</meta:generator>
    <meta:document-statistic meta:table-count="0" meta:image-count="0" meta:object-count="0" meta:page-count="1" meta:paragraph-count="5" meta:word-count="147" meta:character-count="938" meta:non-whitespace-character-count="794"/>
  </office:meta>
</office:document-meta>
</file>